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8bca" officeooo:paragraph-rsid="00198b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ac Newton ()</text:p>
      <text:p text:style-name="P1">He was the founder of royal accademy</text:p>
      <text:p text:style-name="P1">he was a mathematichan</text:p>
      <text:p text:style-name="P1">he describes an experiment on the light with a letter.</text:p>
      <text:p text:style-name="P1">He had dimostrated that the light is in divided in 7 color</text:p>
      <text:p text:style-name="P1"/>
      <text:p text:style-name="P1"/>
      <text:p text:style-name="P1">He used scientific approch:</text:p>
      <text:p text:style-name="P1"/>
      <text:p text:style-name="P1">1) ossservation.</text:p>
      <text:p text:style-name="P1">2) ipothesis.</text:p>
      <text:p text:style-name="P1">3) test the ipothesis.</text:p>
      <text:p text:style-name="P1">4) check the resu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5S</meta:editing-duration>
    <meta:editing-cycles>3</meta:editing-cycles>
    <meta:generator>LibreOffice/5.2.1.2$Windows_x86 LibreOffice_project/31dd62db80d4e60af04904455ec9c9219178d620</meta:generator>
    <dc:date>2017-09-19T08:44:30.386000000</dc:date>
    <meta:document-statistic meta:table-count="0" meta:image-count="0" meta:object-count="0" meta:page-count="1" meta:paragraph-count="10" meta:word-count="52" meta:character-count="283" meta:non-whitespace-character-count="241"/>
    <meta:user-defined meta:name="Info 1"/>
    <meta:user-defined meta:name="Info 2"/>
    <meta:user-defined meta:name="Info 3"/>
    <meta:user-defined meta:name="Info 4"/>
  </office:meta>
</office:document-meta>
</file>